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6d75" officeooo:paragraph-rsid="00066d75"/>
    </style:style>
    <style:style style:name="P2" style:family="paragraph" style:parent-style-name="Standard">
      <style:text-properties officeooo:rsid="00066d75" officeooo:paragraph-rsid="00066d75"/>
    </style:style>
    <style:style style:name="P3" style:family="paragraph" style:parent-style-name="Standard">
      <style:text-properties officeooo:rsid="00066d75" officeooo:paragraph-rsid="00079d21"/>
    </style:style>
    <style:style style:name="P4" style:family="paragraph" style:parent-style-name="Standard">
      <style:text-properties officeooo:rsid="00079d21" officeooo:paragraph-rsid="00079d21"/>
    </style:style>
    <style:style style:name="T1" style:family="text">
      <style:text-properties officeooo:rsid="00079d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 Kurzgeschichte mit dem Titel “Die ganze Nacht” von Peter Stamm erschien 2003. Das zentrale Thema dieser Kurzgeschichte ist ein Sturm der zwei Personen auf distanz hält und somit <text:span text:style-name="T1">wieder </text:span>näher bringt.</text:p>
      <text:p text:style-name="P1"/>
      <text:p text:style-name="P1">Ein Mann möchte sich von seiner geliebten trennen. Dazu läd er sie zu sich nach Hause ein. Als sie auf dem weg ist beginnt ein starker Schneesturm, welcher sie davon abhält, zu ihm zu kommen. Sie ruft ihn an um ihm zu erzählen, dass der Flug auf einen anderen Zielpunkt verlegt wird. Den restlichen Weg muss sie mit dem Zug zurücklegen, dieser bleibt allerdings auf dem Weg stecken. Zwischendurch möchte der Mann einkaufen gehen, da kein Laden mehr aufhat geht er in ein Cafe um ihr ein Sandwich zu kaufen. Als sie endlich ankommt überlegt er es sich doch anders und möchte sich nicht mehr trennen.</text:p>
      <text:p text:style-name="P1"/>
      <text:p text:style-name="P1">Der Einstieg ist unmittelbar, man wird direkt mit der Situation und dem Protagonisten konfrontiert (vgl. Z.1). </text:p>
      <text:p text:style-name="P1"/>
      <text:p text:style-name="P1">-<text:span text:style-name="T1">Z.31 flug nach boston umgeleitet</text:span></text:p>
      <text:p text:style-name="P4">-Z.35 sie muss vlt. in boston übernachten</text:p>
      <text:p text:style-name="P1">-<text:span text:style-name="T1">Z.40 essen gehen geht nicht</text:span></text:p>
      <text:p text:style-name="P1">-<text:span text:style-name="T1">Z.47 geschäfte sind geschlossen</text:span></text:p>
      <text:p text:style-name="P3">-<text:span text:style-name="T1">Z.67ff leute kommen nicht nach hau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1T08:22:24.768829174</meta:creation-date>
    <dc:date>2022-10-28T09:22:45.577433946</dc:date>
    <meta:editing-duration>PT2H57M6S</meta:editing-duration>
    <meta:editing-cycles>2</meta:editing-cycles>
    <meta:generator>LibreOffice/7.4.1.2$MacOSX_X86_64 LibreOffice_project/3c58a8f3a960df8bc8fd77b461821e42c061c5f0</meta:generator>
    <meta:document-statistic meta:table-count="0" meta:image-count="0" meta:object-count="0" meta:page-count="1" meta:paragraph-count="8" meta:word-count="181" meta:character-count="1082" meta:non-whitespace-character-count="908"/>
  </office:meta>
</office:document-meta>
</file>